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22-02-1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21-03-0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20-02-05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9-02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8-01-25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7-01-12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6-01-28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4-12-1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4-01-08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3-01-08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2-01-1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1-04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10-12-30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9-12-16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9-02-2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8-02-08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7-02-0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6-01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5-02-16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4-02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3-02-1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2-02-1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1-03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2000-03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651095362901</text:p>
          </table:table-cell>
          <table:table-cell office:value-type="string" calcext:value-type="string">
            <text:p>199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